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2" office:value-type="string" table:number-columns-spanned="8" table:number-rows-spanned="1">
            <text:p>Core</text:p>
          </table:table-cell>
          <table:covered-table-cell table:style-name="ce19"/>
          <table:covered-table-cell table:number-columns-repeated="6" table:style-name="ce22"/>
          <table:table-cell table:style-name="ce24" office:value-type="string" table:number-columns-spanned="22" table:number-rows-spanned="1">
            <text:p>Filters</text:p>
          </table:table-cell>
          <table:covered-table-cell table:number-columns-repeated="21" table:style-name="ce25"/>
          <table:table-cell table:style-name="ce26" office:value-type="string" table:number-columns-spanned="5" table:number-rows-spanned="1">
            <text:p>Debugger</text:p>
          </table:table-cell>
          <table:covered-table-cell table:number-columns-repeated="4" table:style-name="ce25"/>
          <table:table-cell table:style-name="ce27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3" office:value-type="string">
            <text:p>gengl</text:p>
          </table:table-cell>
          <table:table-cell table:style-name="ce20" office:value-type="string">
            <text:p>glbeginend</text:p>
          </table:table-cell>
          <table:table-cell table:style-name="ce23" office:value-type="string">
            <text:p>gldump</text:p>
          </table:table-cell>
          <table:table-cell table:style-name="ce23" office:value-type="string">
            <text:p>globjects</text:p>
          </table:table-cell>
          <table:table-cell table:style-name="ce23" office:value-type="string">
            <text:p>glsl</text:p>
          </table:table-cell>
          <table:table-cell table:style-name="ce23" office:value-type="string">
            <text:p>glstate</text:p>
          </table:table-cell>
          <table:table-cell table:style-name="ce23" office:value-type="string">
            <text:p>gltypes</text:p>
          </table:table-cell>
          <table:table-cell table:style-name="ce23" office:value-type="string">
            <text:p>glutils</text:p>
          </table:table-cell>
          <table:table-cell table:style-name="ce13" office:value-type="string">
            <text:p>camera</text:p>
          </table:table-cell>
          <table:table-cell table:style-name="ce23" office:value-type="string">
            <text:p>checks</text:p>
          </table:table-cell>
          <table:table-cell table:style-name="ce23" office:value-type="string">
            <text:p>eps</text:p>
          </table:table-cell>
          <table:table-cell table:style-name="ce23" office:value-type="string">
            <text:p>error</text:p>
          </table:table-cell>
          <table:table-cell table:style-name="ce23" office:value-type="string">
            <text:p>exe</text:p>
          </table:table-cell>
          <table:table-cell table:style-name="ce23" office:value-type="string">
            <text:p>extoverride</text:p>
          </table:table-cell>
          <table:table-cell table:style-name="ce23" office:value-type="string">
            <text:p>frontbuffer</text:p>
          </table:table-cell>
          <table:table-cell table:style-name="ce23" office:value-type="string">
            <text:p>log</text:p>
          </table:table-cell>
          <table:table-cell table:style-name="ce23" office:value-type="string">
            <text:p>logstats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showerror</text:p>
          </table:table-cell>
          <table:table-cell table:style-name="ce23" office:value-type="string">
            <text:p>showextensions</text:p>
          </table:table-cell>
          <table:table-cell table:style-name="ce23" office:value-type="string">
            <text:p>showstats</text:p>
          </table:table-cell>
          <table:table-cell table:style-name="ce23" office:value-type="string">
            <text:p>stats_basic</text:p>
          </table:table-cell>
          <table:table-cell table:style-name="ce23" office:value-type="string">
            <text:p>stats_calls</text:p>
          </table:table-cell>
          <table:table-cell table:style-name="ce23" office:value-type="string">
            <text:p>stats_calltimes</text:p>
          </table:table-cell>
          <table:table-cell table:style-name="ce23" office:value-type="string">
            <text:p>stats_fragments</text:p>
          </table:table-cell>
          <table:table-cell table:style-name="ce23" office:value-type="string">
            <text:p>stats_nv</text:p>
          </table:table-cell>
          <table:table-cell table:style-name="ce23" office:value-type="string">
            <text:p>stats_primitives</text:p>
          </table:table-cell>
          <table:table-cell table:style-name="ce23" office:value-type="string">
            <text:p>trace</text:p>
          </table:table-cell>
          <table:table-cell table:style-name="ce23" office:value-type="string">
            <text:p>unwindstack</text:p>
          </table:table-cell>
          <table:table-cell table:style-name="ce23" office:value-type="string">
            <text:p>wireframe</text:p>
          </table:table-cell>
          <table:table-cell table:style-name="ce13" office:value-type="string">
            <office:annotation draw:style-name="gr1" draw:text-style-name="P1" svg:width="2.899cm" svg:height="2.966cm" svg:x="31.20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3" office:value-type="string">
            <text:p>texture view</text:p>
          </table:table-cell>
          <table:table-cell table:style-name="ce23" office:value-type="string">
            <text:p>buffer view</text:p>
          </table:table-cell>
          <table:table-cell table:style-name="ce23" office:value-type="string">
            <text:p>shader view</text:p>
          </table:table-cell>
          <table:table-cell table:style-name="ce23" office:value-type="string">
            <text:p>breakpoints</text:p>
          </table:table-cell>
          <table:table-cell table:style-name="ce13"/>
          <table:table-cell table:style-name="ce2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4"/>
          <table:table-cell table:style-name="ce3" table:number-columns-repeated="21"/>
          <table:table-cell table:style-name="ce1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8" office:value-type="float" office:value="1.3">
            <text:p>1.3</text:p>
          </table:table-cell>
          <table:table-cell table:style-name="ce3"/>
          <table:table-cell table:style-name="ce14"/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4"/>
          <table:table-cell table:style-name="ce3" table:number-columns-repeated="21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7" office:value-type="float" office:value="1.3">
            <text:p>1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7" office:value-type="float" office:value="1.4">
            <text:p>1.4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7" office:value-type="float" office:value="1.5">
            <text:p>1.5</text:p>
          </table:table-cell>
          <table:table-cell table:style-name="ce2"/>
          <table:table-cell table:style-name="ce15" office:value-type="string">
            <text:p>Y</text:p>
          </table:table-cell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07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7" office:value-type="float" office:value="2">
            <text:p>2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7" office:value-type="float" office:value="2.1">
            <text:p>2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076cm" svg:y="22.665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271cm" svg:y="24.0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453cm" svg:y="24.0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403cm" svg:y="24.0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number-columns-repeated="5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7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453cm" svg:y="26.715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7" office:value-type="float" office:value="3.1">
            <text:p>3.1</text:p>
          </table:table-cell>
          <table:table-cell table:style-name="ce2"/>
          <table:table-cell table:style-name="ce15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7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7" office:value-type="float" office:value="3.2">
            <text:p>3.2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6" office:value-type="string">
            <text:p>-</text:p>
          </table:table-cell>
          <table:table-cell table:style-name="ce2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453cm" svg:y="33.013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7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7" office:value-type="float" office:value="3.3">
            <text:p>3.3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7" office:value-type="float" office:value="4">
            <office:annotation draw:style-name="gr1" draw:text-style-name="P1" svg:width="2.899cm" svg:height="1.781cm" svg:x="8.2cm" svg:y="38.861cm" draw:caption-point-x="-0.61cm" draw:caption-point-y="1.51cm">
              <dc:date>2011-12-25T00:00:00</dc:date>
              <text:p text:style-name="P1">4.0 core capability is maybe slightly higher?</text:p>
            </office:annotation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7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7" office:value-type="float" office:value="4">
            <text:p>4.0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7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7" office:value-type="float" office:value="4.1">
            <text:p>4.1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7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5"/>
          <table:table-cell table:style-name="ce2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9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17"/>
          <table:table-cell table:number-columns-repeated="7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1"/>
          <table:table-cell table:style-name="ce5"/>
          <table:table-cell table:style-name="ce18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Y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N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-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5"/>
          <table:table-cell table:style-name="ce21" office:value-type="string">
            <text:p>?</text:p>
          </table:table-cell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5"/>
          <table:table-cell table:style-name="ce21"/>
          <table:table-cell table:style-name="ce2" table:number-columns-repeated="6"/>
          <table:table-cell table:style-name="ce15"/>
          <table:table-cell table:style-name="ce2" table:number-columns-repeated="21"/>
          <table:table-cell table:style-name="ce15"/>
          <table:table-cell table:style-name="ce2" table:number-columns-repeated="4"/>
          <table:table-cell table:style-name="ce15"/>
          <table:table-cell table:style-name="ce2" table:number-columns-repeated="98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13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5T13:20:55</dc:date>
    <dc:creator>Bruce Merry</dc:creator>
    <meta:editing-duration>PT5H15M34S</meta:editing-duration>
    <meta:editing-cycles>58</meta:editing-cycles>
    <meta:generator>LibreOffice/3.4$Unix LibreOffice_project/340m1$Build-402</meta:generator>
    <meta:document-statistic meta:table-count="1" meta:cell-count="968" meta:object-count="0"/>
  </office:meta>
</office:document-meta>
</file>